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204)">
            <text:p>sn(20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20">
            <text:p>2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8">
            <text:p>58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3">
            <text:p>13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rev,memo+,k.F#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c.p.</text:p>
          </table:table-cell>
          <table:table-cell table:style-name="ce14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frase</text:p>
          </table:table-cell>
          <table:table-cell table:style-name="ce14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harmony</text:p>
          </table:table-cell>
          <table:table-cell table:style-name="ce14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rev,(f-45),file=0918-3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tech=LH;move;position,fret=3-5,str=6-5-4,R=1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/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1-2,k.E,memo+</text:p>
          </table:table-cell>
          <table:table-cell table:style-name="ce14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7T09:31:56.48">
            <text:p>2019/9/27 9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te-13</text:p>
          </table:table-cell>
          <table:table-cell table:style-name="ce18" office:value-type="string">
            <text:p>rev,file=0926-1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te-13a</text:p>
          </table:table-cell>
          <table:table-cell table:style-name="ce18" office:value-type="string">
            <text:p>,theme=音消し+multi-flets</text:p>
          </table:table-cell>
          <table:table-cell table:style-name="ce18" office:value-type="string">
            <text:p>R=1.v 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c.p.-11</text:p>
          </table:table-cell>
          <table:table-cell table:style-name="ce18" office:value-type="string">
            <text:p>rev,memo+,k.F#</text:p>
          </table:table-cell>
          <table:table-cell table:style-name="ce18" office:value-type="string">
            <text:p>R=2.v</text:p>
          </table:table-cell>
          <table:table-cell table:number-columns-repeated="1014"/>
        </table:table-row>
        <table:table-row table:style-name="ro5" table:number-rows-repeated="4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63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64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65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66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67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2" table:formula="of:=[.D268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71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72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73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274cm" svg:y="302.442cm" draw:caption-point-x="-1.353cm" draw:caption-point-y="2.404cm">
              <dc:creator>ik</dc:creator>
              <dc:date>2019-09-27T00:00:00</dc:date>
              <text:p text:style-name="P1">copy file name, too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 table:number-rows-repeated="1048285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6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3" draw:text-style-name="P1" svg:width="2.899cm" svg:height="0.991cm" svg:x="21.948cm" svg:y="3.115cm" draw:caption-point-x="-0.672cm" draw:caption-point-y="0.304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7T09:31:56.62">
            <text:p>2019/9/27 9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1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2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3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10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7T09:31:56.79">
            <text:p>2019/9/27 9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45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245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2019/09/27</text:date>, <text:time>09:31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27T09:31:56.20</dc:date>
    <dc:creator>iwabuchi ken</dc:creator>
    <meta:editing-duration>P1DT8H45M45S</meta:editing-duration>
    <meta:editing-cycles>187</meta:editing-cycles>
    <meta:generator>OpenOffice/4.1.3$Win32 OpenOffice.org_project/413m1$Build-9783</meta:generator>
    <meta:document-statistic meta:table-count="3" meta:cell-count="2741" meta:object-count="0"/>
    <meta:user-defined meta:name="sheets-banding"/>
    <meta:user-defined meta:name="sheets-original-selection"/>
  </office:meta>
</office:document-meta>
</file>